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date" office:date-value="2011-02-19T17:36:26.210+05:30">
            <text:p>19/02/2011</text:p>
          </table:table-cell>
          <table:table-cell>
            <text:p>On site support</text:p>
          </table:table-cell>
          <table:table-cell office:value-type="string">
            <text:p>KeyVerification</text:p>
          </table:table-cell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TC001</text:p>
          </table:table-cell>
          <table:table-cell>
            <text:p>Filling test</text:p>
          </table:table-cell>
          <table:table-cell office:value-type="float" office:value="3">
            <text:p>3.00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C001</text:p>
          </table:table-cell>
          <table:table-cell office:value-type="string">
            <text:p>Step2</text:p>
          </table:table-cell>
          <table:table-cell office:value-type="string">
            <text:p>Verify TC002</text:p>
          </table:table-cell>
          <table:table-cell office:value-type="string">
            <text:p>Ye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17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amar siddiqui</meta:initial-creator>
    <meta:creation-date>2011-02-18T17:32:46.84</meta:creation-date>
    <dc:date>2011-02-18T17:34:10.71</dc:date>
    <dc:creator>quamar siddiqui</dc:creator>
    <meta:editing-duration>PT00H01M23S</meta:editing-duration>
    <meta:editing-cycles>1</meta:editing-cycles>
    <meta:document-statistic meta:table-count="3" meta:cell-count="14" meta:object-count="0"/>
    <meta:generator>OpenOffice.org/3.2$Win32 OpenOffice.org_project/320m12$Build-9483</meta:generator>
  </office:meta>
</office:document-meta>
</file>